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 Neue" svg:font-family="'Helvetica Neue', 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792" officeooo:paragraph-rsid="00023792"/>
    </style:style>
    <style:style style:name="P2" style:family="paragraph" style:parent-style-name="Standard">
      <style:text-properties officeooo:rsid="00023792" officeooo:paragraph-rsid="000433af"/>
    </style:style>
    <style:style style:name="P3" style:family="paragraph" style:parent-style-name="Standard">
      <style:text-properties officeooo:paragraph-rsid="000143b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874in" fo:orphans="2" fo:widows="2" fo:text-indent="0in" style:auto-text-indent="false"/>
    </style:style>
    <style:style style:name="T1" style:family="text">
      <style:text-properties fo:font-variant="normal" fo:text-transform="none" fo:color="#4d4d4d" style:font-name="Helvetica Neue" fo:font-size="10.5pt" fo:letter-spacing="normal" fo:font-style="normal" fo:font-weight="normal" style:font-size-asian="10.5pt" style:font-style-asian="normal" style:font-weight-asian="normal"/>
    </style:style>
    <style:style style:name="T2" style:family="text">
      <style:text-properties fo:font-variant="normal" fo:text-transform="none" fo:color="#4d4d4d" style:font-name="Helvetica Neue" fo:font-size="10.5pt" fo:letter-spacing="normal" fo:font-style="normal" fo:font-weight="bold" style:font-size-asian="10.5pt" style:font-style-asian="normal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02a6" style:font-weight-asian="bold" style:font-weight-complex="bold"/>
    </style:style>
    <style:style style:name="T5" style:family="text">
      <style:text-properties officeooo:rsid="000102a6"/>
    </style:style>
    <style:style style:name="T6" style:family="text">
      <style:text-properties fo:color="#ff6600" officeooo:rsid="000143bc"/>
    </style:style>
    <style:style style:name="T7" style:family="text">
      <style:text-properties fo:color="#000000" officeooo:rsid="000143bc"/>
    </style:style>
    <style:style style:name="T8" style:family="text">
      <style:text-properties officeooo:rsid="0002636b"/>
    </style:style>
    <style:style style:name="T9" style:family="text">
      <style:text-properties officeooo:rsid="00043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cess for quantifying barriers</text:p>
      <text:p text:style-name="Standard"/>
      <text:p text:style-name="Standard"><text:span text:style-name="T1">1. The score progression over an average 24 hour period</text:span><text:line-break/><text:span text:style-name="T1">2. Insights from a 7 day running snapshot into specific barriers to healthy behavior (ie access to healthy food, exercise, etc)</text:span><text:line-break/><text:span text:style-name="T2">3. Interaction of biometrics with score to get deeper insights into relationship between biometric patterns and other items</text:span></text:p>
      <text:p text:style-name="Standard"/>
      <text:p text:style-name="Text_20_body"><text:span text:style-name="T1">Put together database of grocery stores, fast food, parks, bars, crime stats (characteristics to track - name, lat/long, NIMBY or YIMBY)</text:span></text:p>
      <text:p text:style-name="P5"><text:span text:style-name="T1">The goal is to devise an aggregate scoring system for an area that indicates environments supportive vs deterrent of healthy behavior change</text:span></text:p>
      <text:p text:style-name="Standard"/>
      <text:p text:style-name="Standard"/>
      <text:p text:style-name="Standard"><text:span text:style-name="T1">Ideas:</text:span></text:p>
      <text:p text:style-name="Standard"><text:span text:style-name="T1">Behavioral Risk Score (scale of 1-150); indicates total behavioral risk based on presence of barriers</text:span></text:p>
      <text:p text:style-name="Standard"><text:span text:style-name="T1"><text:tab/>Broken down by area (social, psychological, environmental)</text:span></text:p>
      <text:p text:style-name="Standard"/>
      <text:p text:style-name="Standard">Metrics within each area:</text:p>
      <text:p text:style-name="Standard"><text:span text:style-name="T1">Social – Availability of grocery stores, gyms, and other YIMBY locations</text:span></text:p>
      <text:p text:style-name="Standard"><text:span text:style-name="T1">Psychological – Availability of bars, fast food, and other NIMBY locations</text:span></text:p>
      <text:p text:style-name="Standard"><text:span text:style-name="T1">Environmental – Time spent in areas with Air pollution above x% and water pollution above x%, average commute time, Violent crime rate, noise pollution</text:span></text:p>
      <text:p text:style-name="Standard"/>
      <text:p text:style-name="Standard"><text:span text:style-name="T1">Score calculated from 00:00:00 to 23:59:59, with a rolling 7 day average for the actual display score</text:span></text:p>
      <text:p text:style-name="Standard"/>
      <text:p text:style-name="Standard"><text:span text:style-name="T1">Score is totalled for each individual area and totalled to get total score</text:span></text:p>
      <text:p text:style-name="Standard"/>
      <text:p text:style-name="Standard"><text:span text:style-name="T1">Each area has a maximum 50 points, with each individual metric possessing a max number of points that will be totalled up to the maximum of 50. <text:s/>YIMBY is calculated in the reverse for the Social area, where the patient starts with the max score, and every YIMBY detected is subtracted.</text:span></text:p>
      <text:p text:style-name="Standard"/>
      <text:p text:style-name="Standard"><text:span text:style-name="T1">Each NIMBY location adds 5 points, while each YIMBY location will subtract 5 points. <text:s/>Therefore, this algorithm is only concerned with the first 10 YIMBY and NIMBY locations a patient is exposed to.</text:span></text:p>
      <text:p text:style-name="Standard"/>
      <text:p text:style-name="Standard"><text:span text:style-name="T1">Each environmental metric has a maximum of 10 points, calculated based on the relationship between a threshold value of the metric and life expectancy</text:span></text:p>
      <text:p text:style-name="Standard"/>
      <text:p text:style-name="Standard"><text:line-break/><text:line-break/><text:span text:style-name="T3">Noise</text:span><text:line-break/>55 db as the noise threshold (binary) - above that level, maximum score for noise variable (modified by fraction of 24 hour day patient is exposed to that pollution), below that level, no score. <text:s/>Score is either 12.5 or 0<text:line-break/><text:line-break/>if user is in area with more than 55db for more than 6 hours, score 12.5; else 0<text:line-break/><text:line-break/><text:line-break/><text:span text:style-name="T3">Water</text:span><text:line-break/>We still need to find a study on the relationship between water pollution rate and life expectancy.  Scoring to be similar to either air pollution (if we can identify a relationship) or noise (where we <text:soft-page-break/>only know of a specific threshold above which life expectancy declines). <text:s text:c="2"/>Total score is some fraction of the max score of 12.5</text:p>
      <text:p text:style-name="Standard"/>
      <text:p text:style-name="Standard"><text:span text:style-name="T3">Homicide Rate Score</text:span></text:p>
      <text:p text:style-name="Standard">Where Y is county homicide rate and X is national homicide rate, and L is the life expectancy adjustment</text:p>
      <text:p text:style-name="Standard">(Y-X)*0.08 = life expectancy adjustment</text:p>
      <text:p text:style-name="Standard"/>
      <text:p text:style-name="Standard">Score = L1 * (fraction of day in County 1) + L2 * (fraction of day in county 2)...Ln * (fraction of day county n)</text:p>
      <text:p text:style-name="Standard"/>
      <text:p text:style-name="Standard">if Score is less than or equal 0, 0 points</text:p>
      <text:p text:style-name="Standard">if 0 &lt; Score &lt; 0.1 , 3 points</text:p>
      <text:p text:style-name="Standard">if 0.1 &lt; Score &lt; 0.3 , 6 points</text:p>
      <text:p text:style-name="Standard">if 0.3 &lt; Score &lt; 0.3 , 9 points</text:p>
      <text:p text:style-name="Standard">if 0.5 &lt; Score , 12.5 points</text:p>
      <text:p text:style-name="Standard"/>
      <text:p text:style-name="Standard"/>
      <text:p text:style-name="Standard"/>
      <text:p text:style-name="Standard"><text:span text:style-name="T3">Air Quality Score</text:span></text:p>
      <text:p text:style-name="P1"/>
      <text:p text:style-name="P1">Source: <text:span text:style-name="T7">Use: http://breezometer.com/api/history-api/</text:span></text:p>
      <text:p text:style-name="P1"/>
      <text:p text:style-name="P2">AQI = weighted average of the aqi of various places user have been to, <text:span text:style-name="T9">where</text:span></text:p>
      <text:p text:style-name="P2">weight = time spent <text:span text:style-name="T8">in that place.</text:span></text:p>
      <text:p text:style-name="P1"/>
      <text:p text:style-name="P1">score = (100 – aqi) * 12.5/100 #for scaling between 0 and 12.5</text:p>
      <text:p text:style-name="P3"><text:span text:style-name="T6"/></text:p>
      <text:p text:style-name="Standard"/>
      <text:p text:style-name="Standard"><text:span text:style-name="T1">Example:</text:span></text:p>
      <text:p text:style-name="Standard"><text:span text:style-name="T1">If a patient in the course of a day has GPS patterns that either place them inside or within 10 meters of 6 YIMBY locations, and we give each metric 5 points, their score for Social Barriers would be 20 = 50max – 6 * 5pts</text:span></text:p>
      <text:p text:style-name="Standard"><text:span text:style-name="T1">If they encounter 5 NIMBY locations, their score for Psychological Barriers would be 25 = 5pts * 5</text:span></text:p>
      <text:p text:style-name="Standard"><text:span text:style-name="T1">If they spend more than X hours in an area with very high violent crime, but otherwise unpolluted they would get say 30 points for Environmental Barriers score.</text:span></text:p>
      <text:p text:style-name="Standard"/>
      <text:p text:style-name="Standard"><text:span text:style-name="T1">Their total score would be</text:span></text:p>
      <text:p text:style-name="Standard"><text:span text:style-name="T1">20 + 25 + 30 = 75 out of 150</text:span></text:p>
      <text:p text:style-name="Standard"/>
      <text:p text:style-name="Standard"><text:span text:style-name="T1">We could then present to the clinical user the specific metrics that influenced the score in each barrier category – ie (patient spent more than X hours in a high violent crime area, was only exposed to a few YIMBY locations, etc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 Neue" svg:font-family="'Helvetica Neue', 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54:45</meta:creation-date>
    <meta:initial-creator>shingai </meta:initial-creator>
    <dc:language>en-US</dc:language>
    <meta:editing-cycles>6</meta:editing-cycles>
    <meta:editing-duration>PT14H46M35S</meta:editing-duration>
    <dc:date>2015-11-29T14:13:15.616722304</dc:date>
    <meta:generator>LibreOffice/4.2.8.2$Linux_X86_64 LibreOffice_project/420m0$Build-2</meta:generator>
    <meta:document-statistic meta:table-count="0" meta:image-count="0" meta:object-count="0" meta:page-count="2" meta:paragraph-count="38" meta:word-count="705" meta:character-count="4009" meta:non-whitespace-character-count="3324"/>
  </office:meta>
</office:document-meta>
</file>